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bf6ae"/>
    </style:style>
    <style:style style:name="P3" style:family="paragraph" style:parent-style-name="Standard">
      <style:paragraph-properties fo:text-align="start" style:justify-single-word="false"/>
      <style:text-properties officeooo:paragraph-rsid="001bf6ae"/>
    </style:style>
    <style:style style:name="P4" style:family="paragraph" style:parent-style-name="Standard">
      <style:paragraph-properties fo:text-align="center" style:justify-single-word="false"/>
      <style:text-properties officeooo:paragraph-rsid="001bf6ae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1.02" style:data-style-name="N0">11.02</text:variable-set>: Concave and Convex Lenses</text:p>
      <text:p text:style-name="P3"/>
      <text:list xml:id="list342138199999716577" text:style-name="L1">
        <text:list-item>
          <text:p text:style-name="P2"><text:s/>In the space below, complete a Venn Diagram that compares and contrasts concave and convex lenses. <text:s/>You must use at least 10 terms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108181693905" text:continue-numbering="true" text:style-name="L1">
        <text:list-item>
          <text:p text:style-name="P2">A lens has a focal length of 2 cm. <text:s/>A 1 cm-high object is placed 4 cm to the left of the lens. <text:s/>Use Ray-tracing and the lens equation to determine where the image appears.</text:p>
        </text:list-item>
      </text:list>
      <text:p text:style-name="P3"/>
      <text:p text:style-name="P3"><draw:g text:anchor-type="paragraph" draw:z-index="4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107128967672" text:continue-numbering="true" text:style-name="L1">
        <text:list-item>
          <text:p text:style-name="P2">A lens has a focal length of 5 cm. <text:s/>A 2 cm-high object is placed 3 cm to the left of the lens. <text:s/>Use Ray-tracing and the lens equation to determine where the image appears.</text:p>
        </text:list-item>
      </text:list>
      <text:p text:style-name="P3"/>
      <text:p text:style-name="P3"/>
      <text:p text:style-name="P3"><draw:g text:anchor-type="paragraph" draw:z-index="5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107903969786" text:continue-numbering="true" text:style-name="L1">
        <text:list-item>
          <text:p text:style-name="P2"><text:soft-page-break/>A lens has a focal length of -1 cm. <text:s/>A 1 cm-high object is placed 5 cm to the left of the lens. <text:s/>Use Ray-tracing and the lens equation to determine where the image appears.</text:p>
        </text:list-item>
      </text:list>
      <text:p text:style-name="P3"/>
      <text:p text:style-name="P3"><draw:g text:anchor-type="paragraph" draw:z-index="6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107251564061" text:continue-numbering="true" text:style-name="L1">
        <text:list-item>
          <text:p text:style-name="P2">A lens has a focal length of -4 cm. <text:s/>A 2 cm-high object is placed 3 cm to the left of the lens. <text:s/>Use Ray-tracing and the lens equation to determine where the image appears.</text:p>
        </text:list-item>
      </text:list>
      <text:p text:style-name="P3"/>
      <text:p text:style-name="P3"/>
      <text:p text:style-name="P3"><draw:g text:anchor-type="paragraph" draw:z-index="7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106605307180" text:continue-numbering="true" text:style-name="L1">
        <text:list-item>
          <text:p text:style-name="P2">A lens has a focal length of 2.5 cm. <text:s/>A 2 cm-high object is placed <text:s/>6 cm to the left of the lens. <text:s/>Use Ray-tracing and the lens equation to determine where the image appears.</text:p>
        </text:list-item>
      </text:list>
      <text:p text:style-name="P3"/>
      <text:p text:style-name="P3"><draw:g text:anchor-type="paragraph" draw:z-index="8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7-05-05T10:51:06.453847847" text:date-adjust="PT24H00M00S">05/06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1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0:49:25.440727590</meta:creation-date>
    <meta:editing-duration>PT1M41S</meta:editing-duration>
    <meta:editing-cycles>2</meta:editing-cycles>
    <meta:generator>LibreOffice/4.3.7.2$Linux_X86_64 LibreOffice_project/430$Build-2</meta:generator>
    <dc:date>2017-05-05T10:51:06.369734559</dc:date>
    <meta:document-statistic meta:table-count="0" meta:image-count="2" meta:object-count="0" meta:page-count="2" meta:paragraph-count="9" meta:word-count="218" meta:character-count="1127" meta:non-whitespace-character-count="877"/>
  </office:meta>
</office:document-meta>
</file>